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size="12pt" style:font-size-asian="12pt" style:font-size-complex="12pt" fo:language="en" fo:country="ZA"/>
    </style:style>
    <style:style style:name="P2" style:parent-style-name="Normal" style:family="paragraph">
      <style:text-properties style:font-name="Arial" style:font-name-complex="Arial" fo:font-size="12pt" style:font-size-asian="12pt" style:font-size-complex="12pt" fo:language="en" fo:country="ZA"/>
    </style:style>
    <style:style style:name="P3" style:parent-style-name="Normal" style:family="paragraph">
      <style:text-properties style:font-name="Arial" style:font-name-complex="Arial" fo:font-size="12pt" style:font-size-asian="12pt" style:font-size-complex="12pt" fo:language="en" fo:country="ZA"/>
    </style:style>
    <style:style style:name="P4" style:parent-style-name="Normal" style:family="paragraph">
      <style:text-properties style:font-name="Arial" style:font-name-complex="Arial" fo:font-size="12pt" style:font-size-asian="12pt" style:font-size-complex="12pt" fo:language="en" fo:country="ZA"/>
    </style:style>
    <style:style style:name="P5" style:parent-style-name="Normal" style:family="paragraph">
      <style:text-properties style:font-name="Arial" style:font-name-complex="Arial" fo:color="#000000" fo:font-size="12pt" style:font-size-asian="12pt" style:font-size-complex="12pt" fo:language="en" fo:country="ZA"/>
    </style:style>
    <style:style style:name="P6" style:parent-style-name="Normal" style:family="paragraph">
      <style:text-properties style:font-name="Arial" style:font-name-complex="Arial" fo:font-size="12pt" style:font-size-asian="12pt" style:font-size-complex="12pt" fo:language="en" fo:country="ZA"/>
    </style:style>
    <style:style style:name="P7" style:parent-style-name="Normal" style:family="paragraph">
      <style:text-properties style:font-name="Arial" style:font-name-complex="Arial" fo:font-size="12pt" style:font-size-asian="12pt" style:font-size-complex="12pt" fo:language="en" fo:country="ZA"/>
    </style:style>
    <style:style style:name="P8" style:parent-style-name="Normal" style:family="paragraph">
      <style:text-properties style:font-name="Arial" style:font-name-complex="Arial" fo:color="#000000" fo:font-size="12pt" style:font-size-asian="12pt" style:font-size-complex="12pt" fo:language="en" fo:country="ZA"/>
    </style:style>
    <style:style style:name="P9" style:parent-style-name="Normal" style:family="paragraph">
      <style:text-properties style:font-name="Arial" style:font-name-complex="Arial" fo:color="#000000" fo:font-size="12pt" style:font-size-asian="12pt" style:font-size-complex="12pt" fo:language="en" fo:country="ZA"/>
    </style:style>
    <style:style style:name="P10" style:parent-style-name="Normal" style:family="paragraph">
      <style:text-properties style:font-name="Arial" style:font-name-complex="Arial" fo:font-size="12pt" style:font-size-asian="12pt" style:font-size-complex="12pt" fo:language="en" fo:country="ZA"/>
    </style:style>
    <style:style style:name="P11" style:parent-style-name="Normal" style:family="paragraph">
      <style:text-properties style:font-name="Arial" style:font-name-complex="Arial" fo:font-size="12pt" style:font-size-asian="12pt" style:font-size-complex="12pt" fo:language="en" fo:country="ZA"/>
    </style:style>
    <style:style style:name="P12" style:parent-style-name="Normal" style:family="paragraph">
      <style:text-properties style:font-name="Arial" style:font-name-complex="Arial" fo:font-size="12pt" style:font-size-asian="12pt" style:font-size-complex="12pt" fo:language="en" fo:country="ZA"/>
    </style:style>
    <style:style style:name="P13" style:parent-style-name="Normal" style:family="paragraph">
      <style:text-properties style:font-name="Arial" style:font-name-complex="Arial" fo:font-size="12pt" style:font-size-asian="12pt" style:font-size-complex="12pt" fo:language="en" fo:country="ZA"/>
    </style:style>
    <style:style style:name="P14" style:parent-style-name="Normal" style:family="paragraph">
      <style:text-properties style:font-name="Arial" style:font-name-complex="Arial" fo:font-size="12pt" style:font-size-asian="12pt" style:font-size-complex="12pt" fo:language="en" fo:country="ZA"/>
    </style:style>
    <style:style style:name="P15" style:parent-style-name="Normal" style:family="paragraph">
      <style:text-properties style:font-name="Arial" style:font-name-complex="Arial" fo:font-size="12pt" style:font-size-asian="12pt" style:font-size-complex="12pt" fo:language="en" fo:country="ZA"/>
    </style:style>
    <style:style style:name="T16" style:parent-style-name="Policepardéfaut" style:family="text">
      <style:text-properties style:font-name="Arial" style:font-name-complex="Arial" fo:font-size="12pt" style:font-size-asian="12pt" style:font-size-complex="12pt" fo:language="en" fo:country="ZA"/>
    </style:style>
  </office:automatic-styles>
  <office:body>
    <office:text text:use-soft-page-breaks="true">
      <text:p text:style-name="P1">SAé 2.04 Partie en anglais</text:p>
      <text:p text:style-name="P2">Baptiste Bertout / Killian Lawson<text:tab/><text:tab/><text:tab/><text:tab/><text:tab/><text:tab/><text:tab/><text:tab/><text:tab/>Groupe B</text:p>
      <text:p text:style-name="P3"/>
      <text:p text:style-name="P4">The athlete Dimitrios Loundras born on 6 September 1885 in Athens and died on 15 February 1970, was a Greek gymnast. He participated in the 1896 Summer Olympics in the Ethnikos Gymnastikos Syllogos team in Athens with fellow athletes Ioánnis Mitrópoulos, Fílippos Karvelás and Ioánnis Chrysáfis in the parallel bars team event. At the time of this competition he was 10 years old, which makes him an exceptional case as he is still the youngest athlete to have participated in the Olympic Games. Furthermore, he is the youngest athlete to have received a medal in the Olympic Games, the bronze medal.</text:p>
      <text:p text:style-name="P5"/>
      <text:p text:style-name="P6">John Quincy Ward was an American sculptor born on June 29, 1830 and died on May 1, 1910. According to the database he participated in the 1928 Olympic Games in Amsterdam. He would have participated in the Arts competition. In this competition, and this is what is extreme, he would have been 97 years old, but as we can see in his biography, he died in 1910. His sculpture would have been presented in his name at his Olympics. Surely to pay homage to him. He is therefore the oldest person to have participated (well almost) in the Olympic Games.</text:p>
      <text:p text:style-name="P7"/>
      <text:p text:style-name="P8">Choi Myong-Hui born on 13 June 1966, and aged 56 at present, was a North Korean gymnast. She participated in the 1980 Summer Olympics in Moscow. She participated in different disciplines such as artistic gymnastics. At the time of this competition, she was 14 years old and weighed 25 kilos, which makes her the lightest athlete to have participated in the Olympic Games.</text:p>
      <text:p text:style-name="P9"/>
      <text:p text:style-name="P10">Ricardo Blas Jr was born on 19 October 1986 in Tamuning. He is a judoka from Guam who competed in the 2008 and 2012 Summer Olympics in the over 100kg category. At 218 kg, he is the heaviest athlete in the history of the modern Olympic Games and nicknamed "the little mountain". He did not receive any medals because he lost his first fight in 2008 and lost his first fight in 2012.</text:p>
      <text:p text:style-name="P11"/>
      <text:p text:style-name="P12">Lyton Levison Mphande was born on 14 May 1963. He is a former Malawian boxer in the light-middleweight category. He competed in the 1988 Summer Olympics, where he beat Jhapat Singh Bhujel of Nepal before losing to Anthony Mwamba of Zambia. He finished in ninth place. At the Olympics he was 127 cm tall, making him the shortest athlete at the Olympics.</text:p>
      <text:p text:style-name="P13"/>
      <text:p text:style-name="P14">Yao Ming was born on 12 September 1980 in Shanghai, China. He is a Chinese basketball player. He participated in the 2000, 2004 and 2008 Olympic Games in Sydney, Athens and Beijing respectively. He participated in the discipline of Basketball. At these Olympic Games, he was 226 cm tall, making him the tallest athlete to have participated in the Olympics.</text:p>
      <text:p text:style-name="P15"/>
      <text:p text:style-name="Normal"><text:span text:style-name="T16">Teófilo Antonio Diek Andon was born on 13 December 1987. He is a Dominican judoka, who played for the middleweight category. He won the bronze medal for the same division at the 2007 Pan American Games in Rio de Janeiro, Brazil. Diek represented the Dominican Republic at the 2008 Summer Olympics in Beijing, where he competed in the men's light heavyweight division. At those Olympic Games, he was 152 cm and 100 kilos. This makes him the smallest and heaviest athlete at the Olympic Gam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ptiste bertout</meta:initial-creator>
    <dc:creator>baptiste bertout</dc:creator>
    <meta:creation-date>2023-05-13T13:02:00Z</meta:creation-date>
    <dc:date>2023-05-16T12:00:00Z</dc:date>
    <meta:template xlink:href="Normal.dotm" xlink:type="simple"/>
    <meta:editing-cycles>24</meta:editing-cycles>
    <meta:editing-duration>PT19380S</meta:editing-duration>
    <meta:document-statistic meta:page-count="1" meta:paragraph-count="6" meta:word-count="490" meta:character-count="3184" meta:row-count="22" meta:non-whitespace-character-count="2700"/>
  </office:meta>
</office:document-meta>
</file>